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118in" fo:margin-left="-0.0535in" fo:margin-top="0in" fo:margin-bottom="0in" fo:break-before="auto" fo:break-after="auto" table:align="left"/>
    </style:style>
    <style:style style:name="Table1.A" style:family="table-column">
      <style:table-column-properties style:column-width="2.5215in"/>
    </style:style>
    <style:style style:name="Table1.B" style:family="table-column">
      <style:table-column-properties style:column-width="3.7451in"/>
    </style:style>
    <style:style style:name="Table1.C" style:family="table-column">
      <style:table-column-properties style:column-width="0.0451in"/>
    </style:style>
    <style:style style:name="Table1.1" style:family="table-row">
      <style:table-row-properties style:min-row-height="0.3319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3021in" fo:keep-together="auto"/>
    </style:style>
    <style:style style:name="Table1.3" style:family="table-row">
      <style:table-row-properties style:min-row-height="0.4285in" fo:keep-together="auto"/>
    </style:style>
    <style:style style:name="Table2" style:family="table">
      <style:table-properties style:width="6.425in" fo:margin-left="-0.1111in" fo:margin-top="0in" fo:margin-bottom="0in" table:align="left" style:writing-mode="lr-tb"/>
    </style:style>
    <style:style style:name="Table2.A" style:family="table-column">
      <style:table-column-properties style:column-width="6.425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425in" fo:margin-left="-0.1111in" fo:margin-top="0in" fo:margin-bottom="0in" table:align="left" style:writing-mode="lr-tb"/>
    </style:style>
    <style:style style:name="Table3.A" style:family="table-column">
      <style:table-column-properties style:column-width="6.425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425in" fo:margin-left="-0.1111in" fo:margin-top="0in" fo:margin-bottom="0in" table:align="left" style:writing-mode="lr-tb"/>
    </style:style>
    <style:style style:name="Table4.A" style:family="table-column">
      <style:table-column-properties style:column-width="6.425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6.425in" fo:margin-left="-0.1111in" fo:margin-top="0in" fo:margin-bottom="0in" table:align="left" style:writing-mode="lr-tb"/>
    </style:style>
    <style:style style:name="Table5.A" style:family="table-column">
      <style:table-column-properties style:column-width="6.425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style>
    <style:style style:name="Table6" style:family="table">
      <style:table-properties style:width="6.425in" fo:margin-left="-0.1111in" fo:margin-top="0in" fo:margin-bottom="0in" table:align="left" style:writing-mode="lr-tb"/>
    </style:style>
    <style:style style:name="Table6.A" style:family="table-column">
      <style:table-column-properties style:column-width="6.425in"/>
    </style:style>
    <style:style style:name="Table6.1" style:family="table-row">
      <style:table-row-properties fo:keep-together="auto"/>
    </style:style>
    <style:style style:name="Table6.A1" style:family="table-cell">
      <style:table-cell-properties fo:padding-left="0.075in" fo:padding-right="0.075in" fo:padding-top="0in" fo:padding-bottom="0in" fo:border="none"/>
    </style:style>
    <style:style style:name="Table7" style:family="table">
      <style:table-properties style:width="6.425in" fo:margin-left="-0.1111in" fo:margin-top="0in" fo:margin-bottom="0in" table:align="left" style:writing-mode="lr-tb"/>
    </style:style>
    <style:style style:name="Table7.A" style:family="table-column">
      <style:table-column-properties style:column-width="6.425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style>
    <style:style style:name="P1" style:family="paragraph" style:parent-style-name="Standard">
      <style:paragraph-properties fo:text-align="end" style:justify-single-word="false"/>
    </style:style>
    <style:style style:name="P2" style:family="paragraph" style:parent-style-name="Standard">
      <style:text-properties fo:color="#000000" fo:font-size="10pt" style:font-size-asian="10pt" style:font-size-complex="10pt"/>
    </style:style>
    <style:style style:name="P3" style:family="paragraph" style:parent-style-name="Standard">
      <style:text-properties fo:color="#000000" fo:font-size="10pt" fo:font-weight="bold" style:font-size-asian="10pt" style:font-weight-asian="bold" style:font-size-complex="10pt"/>
    </style:style>
    <style:style style:name="P4" style:family="paragraph" style:parent-style-name="Standard">
      <style:text-properties fo:color="#000000" fo:font-size="8pt" style:font-size-asian="8pt" style:font-size-complex="8pt"/>
    </style:style>
    <style:style style:name="P5" style:family="paragraph" style:parent-style-name="Standard">
      <style:paragraph-properties fo:text-align="center" style:justify-single-word="false"/>
    </style:style>
    <style:style style:name="P6" style:family="paragraph" style:parent-style-name="Standard">
      <style:text-properties style:text-underline-style="none" fo:font-weight="normal" style:font-weight-asian="normal"/>
    </style:style>
    <style:style style:name="P7" style:family="paragraph" style:parent-style-name="Standard">
      <style:paragraph-properties fo:text-align="start" style:justify-single-word="false"/>
    </style:style>
    <style:style style:name="P8" style:family="paragraph" style:parent-style-name="Standard">
      <style:text-properties style:font-name="Times New Roman" fo:font-weight="normal" style:font-name-asian="Times New Roman1" style:font-weight-asian="normal" style:font-name-complex="Times New Roman1"/>
    </style:style>
    <style:style style:name="P9" style:family="paragraph" style:parent-style-name="Standard">
      <style:text-properties fo:font-weight="normal" style:font-weight-asian="normal"/>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000000" fo:font-size="10pt" style:font-size-asian="10pt"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5in" fo:margin-right="0in" fo:text-indent="0.5in" style:auto-text-indent="false"/>
    </style:style>
    <style:style style:name="P15" style:family="paragraph" style:parent-style-name="Heading_20_1" style:list-style-name="WWNum1">
      <style:paragraph-properties fo:margin-left="0in" fo:margin-right="0in" fo:text-indent="0in" style:auto-text-indent="false">
        <style:tab-stops>
          <style:tab-stop style:position="0in"/>
        </style:tab-stops>
      </style:paragraph-properties>
      <style:text-properties fo:color="#000000" fo:font-size="16pt" style:font-size-asian="16pt" style:font-size-complex="16pt"/>
    </style:style>
    <style:style style:name="P16" style:family="paragraph" style:parent-style-name="Heading_20_1" style:list-style-name="WWNum1">
      <style:paragraph-properties fo:margin-left="0in" fo:margin-right="0in" fo:text-align="end" style:justify-single-word="false" fo:text-indent="0in" style:auto-text-indent="false">
        <style:tab-stops>
          <style:tab-stop style:position="0in"/>
        </style:tab-stops>
      </style:paragraph-properties>
    </style:style>
    <style:style style:name="P17" style:family="paragraph" style:parent-style-name="Heading_20_1" style:list-style-name="WWNum1" style:master-page-name="Standard">
      <style:paragraph-properties fo:margin-left="0in" fo:margin-right="0in" fo:text-indent="0in" style:auto-text-indent="false" style:page-number="1">
        <style:tab-stops>
          <style:tab-stop style:position="0in"/>
        </style:tab-stops>
      </style:paragraph-properties>
      <style:text-properties fo:color="#000000" fo:font-size="12pt" style:font-size-asian="12pt" style:font-size-complex="12pt"/>
    </style:style>
    <style:style style:name="P18" style:family="paragraph" style:parent-style-name="Heading_20_3" style:list-style-name="WWNum1">
      <style:paragraph-properties fo:margin-left="0in" fo:margin-right="0in" fo:margin-top="0in" fo:margin-bottom="0in" loext:contextual-spacing="false" fo:line-height="100%" fo:text-indent="0in" style:auto-text-indent="false">
        <style:tab-stops>
          <style:tab-stop style:position="0in"/>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2" style:family="text">
      <style:text-properties fo:font-variant="normal" fo:text-transform="none" fo:color="#000080"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3" style:family="text">
      <style:text-properties fo:font-variant="normal" fo:text-transform="none" fo:color="#2a6099"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 style:family="text">
      <style:text-properties fo:font-variant="normal" fo:text-transform="none" fo:color="#2a6099"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5" style:family="text">
      <style:text-properties fo:color="#000000" fo:font-size="16pt" style:font-size-asian="16pt" style:font-size-complex="16pt"/>
    </style:style>
    <style:style style:name="T6" style:family="text">
      <style:text-properties fo:color="#000000" fo:font-size="16pt" fo:font-weight="bold" style:font-size-asian="16pt" style:font-weight-asian="bold" style:font-size-complex="16pt"/>
    </style:style>
    <style:style style:name="T7" style:family="text">
      <style:text-properties fo:color="#000000" fo:font-size="10pt" style:font-size-asian="10pt" style:font-size-complex="10pt"/>
    </style:style>
    <style:style style:name="T8" style:family="text">
      <style:text-properties fo:color="#000000" fo:font-size="12pt" style:font-size-asian="12pt" style:font-size-complex="12pt"/>
    </style:style>
    <style:style style:name="T9" style:family="text">
      <style:text-properties fo:color="#000000"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10" style:family="text">
      <style:text-properties fo:color="#000080" style:text-underline-style="solid" style:text-underline-width="auto" style:text-underline-color="font-color"/>
    </style:style>
    <style:style style:name="T11" style:family="text">
      <style:text-properties fo:font-weight="bold" style:font-weight-asian="bold"/>
    </style:style>
    <style:style style:name="T12" style:family="text">
      <style:text-properties fo:font-weight="normal" style:font-weight-asian="normal"/>
    </style:style>
    <style:style style:name="T13" style:family="text">
      <style:text-properties style:text-underline-style="none" fo:font-weight="bold" style:font-weight-asian="bold"/>
    </style:style>
    <style:style style:name="T14" style:family="text">
      <style:text-properties style:text-underline-style="none" fo:font-weight="normal" style:font-weight-asian="normal"/>
    </style:style>
    <style:style style:name="T15" style:family="text">
      <style:text-properties style:font-name="Noto Sans Symbols" style:font-name-asian="Noto Sans Symbols1" style:font-name-complex="Noto Sans Symbol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22071088" text:style-name="WWNum1">
        <text:list-item>
          <text:p text:style-name="P17"/>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text:span text:style-name="T1">26 rue du soleil levant</text:span></text:p>
          </table:table-cell>
          <table:table-cell table:style-name="Table1.A1" office:value-type="string">
            <text:list xml:id="list124931803407030" text:continue-numbering="true" text:style-name="WWNum1">
              <text:list-item>
                <text:p text:style-name="P16"><text:span text:style-name="T5">REGAMEY Manuel</text:span></text:p>
              </text:list-item>
            </text:list>
          </table:table-cell>
          <table:table-cell table:style-name="Table1.A1" table:number-rows-spanned="3" office:value-type="string">
            <text:list xml:id="list124932153625580" text:continue-numbering="true" text:style-name="WWNum1">
              <text:list-item>
                <text:p text:style-name="P15"/>
              </text:list-item>
            </text:list>
          </table:table-cell>
        </table:table-row>
        <table:table-row table:style-name="Table1.2">
          <table:table-cell table:style-name="Table1.A1" office:value-type="string">
            <text:p text:style-name="P10"><text:span text:style-name="T1">80260 Coisy</text:span></text:p>
          </table:table-cell>
          <table:table-cell table:style-name="Table1.A1" office:value-type="string">
            <text:p text:style-name="P1"><text:span text:style-name="T7">Permis B</text:span></text:p>
          </table:table-cell>
          <table:covered-table-cell/>
        </table:table-row>
        <table:table-row table:style-name="Table1.3">
          <table:table-cell table:style-name="Table1.A1" office:value-type="string">
            <text:p text:style-name="Standard"><text:span text:style-name="T8">06.80.82.54.25</text:span></text:p>
            <text:p text:style-name="Standard"><text:a xlink:type="simple" xlink:href="mailto:regameymanuel@gmail.fr" text:style-name="ListLabel_20_1" text:visited-style-name="ListLabel_20_1"><text:span text:style-name="T10">regameymanuel@gmail.</text:span></text:a><text:span text:style-name="T10">com</text:span></text:p>
          </table:table-cell>
          <table:table-cell table:style-name="Table1.A1" office:value-type="string">
            <text:p text:style-name="P11"><text:a xlink:type="simple" xlink:href="https://github.com/RegameyManuel/" text:style-name="ListLabel_20_2" text:visited-style-name="ListLabel_20_2"><text:span text:style-name="T2">GitHub</text:span></text:a><text:span text:style-name="T3"> <text:s/>- <text:s/></text:span><text:a xlink:type="simple" xlink:href="https://regameymanuel.github.io/CV/" text:style-name="ListLabel_20_3" text:visited-style-name="ListLabel_20_3"><text:span text:style-name="T4">CV numérique</text:span></text:a></text:p>
          </table:table-cell>
          <table:covered-table-cell/>
        </table:table-row>
      </table:table>
      <text:p text:style-name="P5"><text:span text:style-name="T6">Concepteur Développeur d’Application</text:span></text:p>
      <text:p text:style-name="P3"/>
      <table:table table:name="Table2" table:style-name="Table2">
        <table:table-column table:style-name="Table2.A"/>
        <table:table-row table:style-name="Table2.1">
          <table:table-cell table:style-name="Table2.A1" office:value-type="string">
            <text:list xml:id="list124933126137360" text:continue-numbering="true" text:style-name="WWNum1">
              <text:list-item>
                <text:list>
                  <text:list-item>
                    <text:list>
                      <text:list-item>
                        <text:p text:style-name="P18"><text:span text:style-name="T9">COMPÉTENCES INFORMATIQUES</text:span></text:p>
                      </text:list-item>
                    </text:list>
                  </text:list-item>
                </text:list>
              </text:list-item>
            </text:list>
          </table:table-cell>
        </table:table-row>
      </table:table>
      <text:p text:style-name="Standard"/>
      <text:p text:style-name="Standard"><text:span text:style-name="T11">Langages : <text:s text:c="9"/>HTML</text:span><text:span text:style-name="T12">/</text:span><text:span text:style-name="T11">CSS</text:span><text:span text:style-name="T12">, </text:span><text:span text:style-name="T11">JavaScript</text:span><text:span text:style-name="T12">, </text:span><text:span text:style-name="T11">PH</text:span><text:span text:style-name="T13">P</text:span><text:span text:style-name="T14">, </text:span><text:span text:style-name="T13">C</text:span><text:span text:style-name="T14">, </text:span><text:span text:style-name="T13">Delphi</text:span><text:span text:style-name="T14">, </text:span><text:span text:style-name="T13">SQL</text:span></text:p>
      <text:p text:style-name="P6"/>
      <text:p text:style-name="Standard"><text:span text:style-name="T11">Outils : </text:span><text:s text:c="15"/>Développement sous <text:span text:style-name="T11">VSCode</text:span>, <text:span text:style-name="T11">Notepad++</text:span>, <text:span text:style-name="T11">Nano</text:span>, utilisation <text:span text:style-name="T11">GitHub</text:span></text:p>
      <text:p text:style-name="Standard">Analyse des données avec <text:span text:style-name="T11">MERISE</text:span> et <text:span text:style-name="T11">Looping</text:span>, conception <text:span text:style-name="T11">UML</text:span> et écriture de requ<text:span text:style-name="T7">êtes </text:span>en <text:span text:style-name="T11">SQL</text:span> (<text:span text:style-name="T11">MariaDB, MySQL</text:span> sous <text:span text:style-name="T11">Dbeaver</text:span> et console). <text:span text:style-name="T11">Développement Web</text:span> sous <text:span text:style-name="T11">CodeIgniter 4</text:span> et <text:span text:style-name="T11">Symfony 6</text:span>. Travail sous Linux (<text:span text:style-name="T11">Mint</text:span>, <text:span text:style-name="T11">Ubuntu</text:span>) et Windows <text:span text:style-name="T11">10</text:span></text:p>
      <text:p text:style-name="Standard"/>
      <text:p text:style-name="Standard"><text:span text:style-name="T11">Matériel : <text:tab/></text:span>Gestion d'un stock informatique, de parc informatique, diagnostic de panne et intervention en production. Partitionnement, configuration, installation et intégration software et hardware. Installation et déploiement de serveurs HP Proliant et poste individuels divers. Câblage de baies informatiques <text:tab/></text:p>
      <text:p text:style-name="P2"/>
      <table:table table:name="Table3" table:style-name="Table3">
        <table:table-column table:style-name="Table3.A"/>
        <table:table-row table:style-name="Table3.1">
          <table:table-cell table:style-name="Table3.A1" office:value-type="string">
            <text:list xml:id="list124933245116005" text:continue-numbering="true" text:style-name="WWNum1">
              <text:list-item>
                <text:list>
                  <text:list-item>
                    <text:list>
                      <text:list-item>
                        <text:p text:style-name="P18"><text:span text:style-name="T9">COMPÉTENCES GÉNÉRALES</text:span></text:p>
                      </text:list-item>
                    </text:list>
                  </text:list-item>
                </text:list>
              </text:list-item>
            </text:list>
          </table:table-cell>
        </table:table-row>
      </table:table>
      <text:p text:style-name="Standard"><text:bookmark text:name="gjdgxs"/></text:p>
      <text:p text:style-name="P5"><text:span text:style-name="T11">Sociabilité</text:span><text:bookmark text:name="30j0zll"/><text:span text:style-name="T11"> <text:tab/>Adaptation <text:tab/>Curiosité <text:tab/>Travail en équipe</text:span> <text:tab/><text:span text:style-name="T11">Expression orale/écrite</text:span>  </text:p>
      <text:p text:style-name="P5"/>
      <text:p text:style-name="P7">Anglais : anglais technique et informatique (développement) </text:p>
      <text:p text:style-name="P2"/>
      <table:table table:name="Table4" table:style-name="Table4">
        <table:table-column table:style-name="Table4.A"/>
        <table:table-row table:style-name="Table4.1">
          <table:table-cell table:style-name="Table4.A1" office:value-type="string">
            <text:list xml:id="list124932333964209" text:continue-numbering="true" text:style-name="WWNum1">
              <text:list-item>
                <text:list>
                  <text:list-item>
                    <text:list>
                      <text:list-item>
                        <text:p text:style-name="P18"><text:span text:style-name="T9">PARCOURS PROFESSIONNEL</text:span></text:p>
                      </text:list-item>
                    </text:list>
                  </text:list-item>
                </text:list>
              </text:list-item>
            </text:list>
          </table:table-cell>
        </table:table-row>
      </table:table>
      <text:p text:style-name="Standard"/>
      <text:p text:style-name="Standard"><text:span text:style-name="T15">♦</text:span> depuis Février 2024<text:tab/><text:span text:style-name="T11">Centre AFPA d’Amiens<text:tab/><text:tab/><text:tab/></text:span>Amiens (80)</text:p>
      <text:p text:style-name="P14">Formateur professionnel en développement, du niveau débutant à Concepteur Développeur d'Applications (Bac +3). Enseignement de l’algorithmique, UML, Bash, SQL, PHP, JavaScript, et des technologies backend/frontend sur architecture MVC dans un environnement web. Conception et architecture logicielle avec méthodologies agiles et utilisation de Git. Structuration de cours progressifs avec exercices pratiques et théoriques. Stimulation de la motivation des étudiants par des projets concrets et la résolution de problèmes. Mise en place d’un laboratoire de pentesting avec l'outil OWASP ZAP et simulation d’entretiens/oraux pour préparer les étudiants aux exigences du marché du travail.</text:p>
      <text:p text:style-name="Standard"/>
      <text:p text:style-name="Standard"><text:span text:style-name="T15">♦</text:span> Mai à Septembre 2023<text:tab/><text:span text:style-name="T11">Entreprise ADJUSTEM<text:tab/><text:tab/><text:tab/></text:span><text:span text:style-name="T12">Amiens (80)</text:span></text:p>
      <text:p text:style-name="P14"><text:span text:style-name="T12">Application E-commerce à deux niveaux d’administration en PHP sous Codeigniter 4 avec <text:tab/>architecture MVC, MySQL 8, Bootstrap et JS. Élaboration et documentation de requêtes SQL pour le Backend. Mise en œuvre d'un outil de géolocalisation de la zone de chalandise grâce à l'API Leaflet. Validation et traitement des images en PHP. Scripts pour génération de datas. Mise en place de la Content Security Policy et déploiement d'une plateforme de pentesting avec l'outil OWASP ZAP pour identifier et corriger les vulnérabilités potentielles.</text:span></text:p>
      <text:p text:style-name="P8"/>
      <text:p text:style-name="Standard"><text:span text:style-name="T15">♦</text:span> Nov.2022 à Fév.2023<text:tab/><text:span text:style-name="T11">Entreprise ADJUSTEM<text:tab/><text:tab/><text:tab/></text:span><text:span text:style-name="T12">Amiens (80)</text:span></text:p>
      <text:p text:style-name="P14"><text:span text:style-name="T12">Stage d’application. Réalisation d’une application de mise en situation de menuiseries. Développé en JavaScript et PHP sur une interface Bootstrap. Simulation de pose d'une menuiserie sur la photo d'un bâtiment existant ou vue d'architecte. Traitement de l'image via la mise en place d'algorithmes de déformation et dessin avec l'api Canvas. </text:span></text:p>
      <text:p text:style-name="Standard"/>
      <text:p text:style-name="Standard"><text:span text:style-name="T15">♦</text:span> 2016 à Mars 2022<text:tab/><text:span text:style-name="T11">Entreprise DITER<text:tab/><text:tab/><text:tab/></text:span><text:span text:style-name="T12">Argoeuves (80)</text:span></text:p>
      <text:p text:style-name="P14"><text:span text:style-name="T12">Travail de métallier-tôlier et menuisier alu, programmation en code G, production, entretien de plieuse,</text:span> <text:span text:style-name="T12">poinçonneuse, cisaille à CN. Gestion de stock, déchargement. Utilisation de chariots</text:span> <text:span text:style-name="T12">élévateurs (caces 3 et 5).</text:span> <text:span text:style-name="T12">Reprise de conception, calcul au pli, pliage, soudure, peinture. </text:span></text:p>
      <text:p text:style-name="P9"/>
      <text:p text:style-name="Standard"><text:span text:style-name="T15">♦</text:span> 2009 à 2014<text:span text:style-name="T11"><text:tab/><text:tab/>Entreprise ADEUXI (Assistance)</text:span><text:tab/><text:tab/>Le Bourget (93)</text:p>
      <text:p text:style-name="P14">Gestion de la hotline, prise en charge suivi et résolution de problèmes software et hardware. Contact et communication avec la clientèle. Supervision de parc informatique (jusqu'à 1500 machines pour le principal client de l’entreprise). <text:span text:style-name="T7">Maintenance et dépannage de matériel informatique (hardware et software) et</text:span> <text:span text:style-name="T7">audiovisuel en milieu radio. Déplacement régulier sur toute la France métropolitaine</text:span></text:p>
      <text:p text:style-name="P2"/>
      <text:p text:style-name="Standard"><text:span text:style-name="T15">♦</text:span> 2007 à 2009<text:span text:style-name="T11"><text:tab/><text:tab/>Entreprise ADEUXI (Ingénierie)</text:span><text:tab/><text:tab/>Le Bourget (93)</text:p>
      <text:p text:style-name="P14"><text:span text:style-name="T7">Développement et maintenance d'applications audiovisuelles sous Delphi 2006 , Application Clients Serveur, gestion de parc informatique, pilotage de matériel radio, export de données au format XML</text:span></text:p>
      <text:p text:style-name="Standard"/>
      <text:p text:style-name="P4"/>
      <table:table table:name="Table5" table:style-name="Table5">
        <table:table-column table:style-name="Table5.A"/>
        <table:table-row table:style-name="Table5.1">
          <table:table-cell table:style-name="Table5.A1" office:value-type="string">
            <text:list xml:id="list124931876824364" text:continue-numbering="true" text:style-name="WWNum1">
              <text:list-item>
                <text:list>
                  <text:list-item>
                    <text:list>
                      <text:list-item>
                        <text:p text:style-name="P18"><text:span text:style-name="T9">FORMATION</text:span></text:p>
                      </text:list-item>
                    </text:list>
                  </text:list-item>
                </text:list>
              </text:list-item>
            </text:list>
          </table:table-cell>
        </table:table-row>
      </table:table>
      <text:p text:style-name="Standard"/>
      <text:p text:style-name="Standard"><text:span text:style-name="T15">♦</text:span>Formation <text:span text:style-name="T11">Concepteur développeur d’applications </text:span><text:s/>au centre AFPA d’Amiens du 09/06/2022 au 17/02/2023</text:p>
      <text:p text:style-name="Standard"><text:span text:style-name="T15">♦</text:span><text:bookmark text:name="1fob9te"/>MS <text:span text:style-name="T11">Développement et Intégration Web </text:span><text:span text:style-name="T12">au centre</text:span> AFPA d’Amiens du 28/03/2022 au 20/05/2022</text:p>
      <text:p text:style-name="Standard"><text:span text:style-name="T15">♦</text:span>Formation Ferronnier-Métallier au centre AFPA du Havre (76) – 2015</text:p>
      <text:p text:style-name="Standard"><text:span text:style-name="T15">♦</text:span>Formation <text:span text:style-name="T11">Développeur Informatique option industrielle et embarquée</text:span> au centre AFPA de Brest (29) – 2005</text:p>
      <text:p text:style-name="Standard"><text:span text:style-name="T15">♦</text:span>Baccalauréat Sciences Technologiques Industrielles option mécanique productique - 2001</text:p>
      <text:p text:style-name="Standard"/>
      <text:p text:style-name="Standard"/>
      <text:p text:style-name="Standard"/>
      <text:p text:style-name="Standard"/>
      <text:p text:style-name="Standard"><text:soft-page-break/></text:p>
      <text:p text:style-name="Standard"/>
      <table:table table:name="Table6" table:style-name="Table6">
        <table:table-column table:style-name="Table6.A"/>
        <table:table-row table:style-name="Table6.1">
          <table:table-cell table:style-name="Table6.A1" office:value-type="string">
            <text:list xml:id="list124933741035782" text:continue-numbering="true" text:style-name="WWNum1">
              <text:list-item>
                <text:list>
                  <text:list-item>
                    <text:list>
                      <text:list-item>
                        <text:p text:style-name="P18"><text:span text:style-name="T9">RENSEIGNEMENTS COMPLÉMENTAIRES</text:span></text:p>
                      </text:list-item>
                    </text:list>
                  </text:list-item>
                </text:list>
              </text:list-item>
            </text:list>
          </table:table-cell>
        </table:table-row>
      </table:table>
      <text:p text:style-name="Standard"/>
      <text:p text:style-name="Standard">Opérateur sur chaîne de montage automobile de onze mois (2006) PSA Peugeot-Citroën, Poissy (78) </text:p>
      <text:p text:style-name="Standard">Saisonnier en restauration sur trois années (2002-2004) <text:s/>Groupe Tournier, Courchevel (73)</text:p>
      <text:p text:style-name="Standard"/>
      <table:table table:name="Table7" table:style-name="Table7">
        <table:table-column table:style-name="Table7.A"/>
        <table:table-row table:style-name="Table7.1">
          <table:table-cell table:style-name="Table7.A1" office:value-type="string">
            <text:list xml:id="list124933494053142" text:continue-numbering="true" text:style-name="WWNum1">
              <text:list-item>
                <text:list>
                  <text:list-item>
                    <text:list>
                      <text:list-item>
                        <text:p text:style-name="P18"><text:span text:style-name="T9">CENTRES D’INTÉRÊT</text:span></text:p>
                      </text:list-item>
                    </text:list>
                  </text:list-item>
                </text:list>
              </text:list-item>
            </text:list>
          </table:table-cell>
        </table:table-row>
      </table:table>
      <text:p text:style-name="Standard"/>
      <text:p text:style-name="Standard">Informatique : Programmation et déploiement sur Raspberry Pi, projets personnels de domotique</text:p>
      <text:p text:style-name="Standard">Musique : Pratique de la guitare</text:p>
      <text:p text:style-name="Standard">Métallurgie : Forge au sein d’un collectif de ferronniers diplômés – Soudure MMA et réparations diverses en milieu agrico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fr" fo:country="FR"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fr" fo:country="FR"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text-indent="0in" style:auto-text-indent="false" fo:keep-with-next="always"/>
      <style:text-properties fo:font-size="16pt" style:font-size-asian="16pt" style:font-size-complex="16pt"/>
    </style:style>
    <style:style style:name="Heading_20_2" style:display-name="Heading 2" style:family="paragraph" style:parent-style-name="normal" style:next-style-name="Standard" style:default-outline-level="" style:class="text">
      <style:paragraph-properties fo:margin-left="0in" fo:margin-right="0in" fo:text-indent="0in" style:auto-text-indent="false" fo:keep-with-next="always"/>
      <style:text-properties fo:font-size="12pt" style:text-underline-style="solid" style:text-underline-width="auto" style:text-underline-color="font-color"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margin-left="0in" fo:margin-right="0in" fo:margin-top="0.1665in" fo:margin-bottom="0.0417in" loext:contextual-spacing="false" fo:line-height="100%" fo:text-indent="0in" style:auto-text-indent="false" fo:keep-with-next="always"/>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color="#0000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font-color"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3" style:display-name="ListLabel 3" style:family="text">
      <style:text-properties fo:font-variant="normal" fo:text-transform="none" fo:color="#2a6099"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font-color"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1972in" fo:margin-bottom="0.1972in" fo:margin-left="0.7874in" fo:margin-right="0.7862in" style:writing-mode="lr-tb" style:layout-grid-color="#c0c0c0" style:layout-grid-lines="286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0" meta:object-count="0" meta:page-count="2" meta:paragraph-count="44" meta:word-count="654" meta:character-count="4778" meta:non-whitespace-character-count="4100"/>
    <meta:generator>LibreOfficeDev/6.0.5.2$Linux_X86_64 LibreOffice_project/</meta:generator>
  </office:meta>
</office:document-meta>
</file>